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e3f2"/>
    </style:style>
    <style:style style:name="P2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2e3f2" officeooo:paragraph-rsid="0012e3f2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 style:master-page-name="First_20_Page">
      <style:paragraph-properties style:page-number="auto"/>
      <style:text-properties fo:font-size="12pt" officeooo:paragraph-rsid="0012e3f2" style:font-size-asian="12pt"/>
    </style:style>
    <style:style style:name="P4" style:family="paragraph" style:parent-style-name="Standard" style:list-style-name="WWNum2">
      <style:paragraph-properties fo:orphans="0" fo:widows="0"/>
      <style:text-properties fo:font-size="12pt" officeooo:paragraph-rsid="0012e3f2" style:font-size-asian="12pt"/>
    </style:style>
    <style:style style:name="P5" style:family="paragraph" style:parent-style-name="Standard">
      <style:paragraph-properties fo:orphans="0" fo:widows="0"/>
      <style:text-properties fo:font-size="12pt" officeooo:paragraph-rsid="0012e3f2" style:font-size-asian="12pt"/>
    </style:style>
    <style:style style:name="P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2e3f2" officeooo:paragraph-rsid="0012e3f2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officeooo:paragraph-rsid="0012e3f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2">Problem2</text:p>
      <text:p text:style-name="P2"/>
      <text:p text:style-name="P2"/>
      <text:list xml:id="list1140189530048873747" text:style-name="WWNum2">
        <text:list-item>
          <text:p text:style-name="P4">ServCatPrice (ServiceCategory); <text:span text:style-name="T3">snapshot measure</text:span></text:p>
          <text:p text:style-name="P4"><text:span text:style-name="T3"/></text:p>
        </text:list-item>
        <text:list-item>
          <text:p text:style-name="P4">MerchPrice (Merchandise)<text:span text:style-name="T3"> snapshot measure</text:span></text:p>
          <text:p text:style-name="P4"><text:span text:style-name="T3"/></text:p>
        </text:list-item>
        <text:list-item>
          <text:p text:style-name="P4">Qty (Contains); <text:span text:style-name="T3">additive measure </text:span></text:p>
          <text:p text:style-name="P4"/>
        </text:list-item>
        <text:list-item>
          <text:p text:style-name="P4">MerchSalesAmount: <text:span text:style-name="T3">derived additive measure</text:span></text:p>
          <text:p text:style-name="P4"/>
        </text:list-item>
        <text:list-item>
          <text:p text:style-name="P4">Amount (Special Events Worksheet): <text:span text:style-name="T3">additive measure</text:span>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38:50.611142284</meta:creation-date>
    <dc:date>2017-06-09T23:38:55.995316349</dc:date>
    <meta:editing-duration>PT2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32" meta:character-count="232" meta:non-whitespace-character-count="214"/>
  </office:meta>
</office:document-meta>
</file>